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9cm" svg:height="12.8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quel Nieto</meta:initial-creator>
    <meta:creation-date>2012-01-15T12:48:02</meta:creation-date>
    <dc:date>2012-01-15T13:11:04</dc:date>
    <dc:creator>Miquel Nieto</dc:creator>
    <meta:editing-duration>PT2M59S</meta:editing-duration>
    <meta:editing-cycles>2</meta:editing-cycles>
    <meta:generator>LibreOffice/3.3$Unix LibreOffice_project/330m19$Build-401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2.801cm" xlink:href="." xlink:type="simple" chart:class="chart:circle" chart:style-name="ch1">
        <chart:legend chart:legend-position="end" svg:x="15.937cm" svg:y="4.317cm" chart:style-name="ch2"/>
        <chart:plot-area chart:style-name="ch3" chart:data-source-has-labels="both" svg:x="0.38cm" svg:y="0.903cm" svg:width="15.177cm" svg:height="11.6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8cm" svg:y="1.108cm" svg:width="15.177cm" svg:height="11.23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E$2" chart:label-cell-address="local-table.$A$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.S.</text:p>
              </table:table-cell>
              <table:table-cell office:value-type="string">
                <text:p>E.I.</text:p>
              </table:table-cell>
              <table:table-cell office:value-type="string">
                <text:p>D.P.</text:p>
              </table:table-cell>
              <table:table-cell office:value-type="string">
                <text:p>Bec.</text:p>
              </table:table-cell>
            </table:table-row>
          </table:table-header-rows>
          <table:table-rows>
            <table:table-row>
              <table:table-cell office:value-type="string">
                <text:p>E.S. E.I. D.P. Bec.</text:p>
                <text:list>
                  <text:list-item>
                    <text:p>E.S.</text:p>
                  </text:list-item>
                  <text:list-item>
                    <text:p>E.I.</text:p>
                  </text:list-item>
                  <text:list-item>
                    <text:p>D.P.</text:p>
                  </text:list-item>
                  <text:list-item>
                    <text:p>Bec.</text:p>
                  </text:list-item>
                </text:list>
              </table:table-cell>
              <table:table-cell office:value-type="float" office:value="52.5940337224384">
                <text:p>52.5940337224384</text:p>
              </table:table-cell>
              <table:table-cell office:value-type="float" office:value="39.6368352788586">
                <text:p>39.6368352788586</text:p>
              </table:table-cell>
              <table:table-cell office:value-type="float" office:value="3.89105058365759">
                <text:p>3.89105058365759</text:p>
              </table:table-cell>
              <table:table-cell office:value-type="float" office:value="4.26718547341115">
                <text:p>4.26718547341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